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ediana z trzech liczb</text:h>
      <text:section text:style-name="Sect1" text:name="intro">
        <text:p text:style-name="Text_20_body">Napisz program, który czyta trzy liczby całkowite i pisze ich medianę, czyli liczbę środkową co do wartości.</text:p>
        <text:p text:style-name="Text_20_body">Dla danych</text:p>
        <text:p text:style-name="Preformatted_20_Text"><text:span text:style-name="Source_20_Text">30</text:span></text:p>
        <text:p text:style-name="Preformatted_20_Text"><text:span text:style-name="Source_20_Text">10</text:span></text:p>
        <text:p text:style-name="P1"><text:span text:style-name="Source_20_Text">20</text:span></text:p>
        <text:p text:style-name="Text_20_body">poprawny wynik to</text:p>
        <text:p text:style-name="P1"><text:span text:style-name="Source_20_Text">20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21:03.959418864</meta:creation-date>
    <dc:date>2020-10-31T18:21:23.856203189</dc:date>
    <meta:editing-duration>PT20S</meta:editing-duration>
    <meta:editing-cycles>1</meta:editing-cycles>
    <meta:document-statistic meta:table-count="0" meta:image-count="0" meta:object-count="0" meta:page-count="1" meta:paragraph-count="8" meta:word-count="30" meta:character-count="165" meta:non-whitespace-character-count="143"/>
    <meta:generator>LibreOffice/6.0.7.3$Linux_X86_64 LibreOffice_project/00m0$Build-3</meta:generator>
  </office:meta>
</office:document-meta>
</file>